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426.36pt"/>
    </style:style>
    <style:style style:name="co8" style:family="table-column">
      <style:table-column-properties fo:break-before="auto" style:column-width="199.16pt"/>
    </style:style>
    <style:style style:name="co9" style:family="table-column">
      <style:table-column-properties fo:break-before="auto" style:column-width="211.4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ro5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map style:condition="is-true-formula([.$A2]&gt;0)" style:apply-style-name="Accent_20_3" style:base-cell-address="'TwoSquaresFromPowerUp.tshark'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is-true-formula([.$A2]&gt;0)" style:apply-style-name="Accent_20_3" style:base-cell-address="'TwoSquaresFromPowerUp.tshark'.A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M Mono 1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M Mono 10"/>
      <style:map style:condition="is-true-formula([.$A2]&gt;0)" style:apply-style-name="Accent_20_3" style:base-cell-address="'TwoSquaresFromPowerUp.tshark'.A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M Mono 10"/>
    </style:style>
    <style:style style:name="ce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5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99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woSquaresFromPowerUp.tshark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REQ</text:p>
          </table:table-cell>
          <table:table-cell table:style-name="ce1" office:value-type="string" calcext:value-type="string">
            <text:p>RESP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DE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REQUEST</text:p>
          </table:table-cell>
          <table:table-cell table:style-name="ce1" office:value-type="string" calcext:value-type="string">
            <text:p>PORT</text:p>
          </table:table-cell>
          <table:table-cell table:style-name="ce6" office:value-type="string" calcext:value-type="string">
            <text:p>'DATA'</text:p>
          </table:table-cell>
          <table:table-cell table:style-name="ce4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Status: 0x0101, PORT_CONNECTION, PORT_POW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Change: 0x0001, C_PORT_CONNECTIO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1 01 01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CLEAR_FEATURE (0x01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2" office:value-type="float" office:value="2" calcext:value-type="float">
            <text:p>2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Status: 0x0100, PORT_POW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0 01 00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Status: 0x0101, PORT_CONNECTION, PORT_POW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Change: 0x0000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1 01 00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_FEATURE (0x03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Status: 0x0103, PORT_CONNECTION, PORT_ENABLE, PORT_POW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Change: 0x0010, C_PORT_RESET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3 01 10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CLEAR_FEATURE (0x01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0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3.0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_FEATURE (0x03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_STATUS (0x00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Status: 0x0103, PORT_CONNECTION, PORT_ENABLE, PORT_POW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Port Change: 0x0010, C_PORT_RESET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3 01 10 00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1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CLEAR_FEATURE (0x01)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3.1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9 02 20 00 01 01 00 c0 32 <text:s text:c="23"/>.. .....2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STRING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LANGID: English (United States) (0x0409)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4 03 09 04 <text:s text:c="38"/>....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STRING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16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String: 39390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0 03 33 00 39 00 33 00 39 00 30 00 00 00 00 00 <text:s text:c="2"/>..3.9.3.9.0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 CONFIGURATION (9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Interface: 0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SET INTERFACE (11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Value: 0x00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CONTROL response data: 00554d414e5546414354555245523a53696c686f75657474...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0 55 4d 41 4e 55 46 41 43 54 55 52 45 52 3a 53 <text:s text:c="2"/>.UMANUFACTURER:S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69 6c 68 6f 75 65 74 74 65 3b 4d 4f 44 45 4c 3a <text:s text:c="2"/>ilhouette;MODEL: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60 <text:s/>43 41 4d 45 4f 20 33 3b 43 4c 41 53 53 3a 50 52 <text:s text:c="2"/>CAMEO 3;CLASS:P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70 <text:s/>49 4e 54 45 52 3b 44 45 53 43 52 49 50 54 49 4f <text:s text:c="2"/>INTER;DESCRIPTIO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80 <text:s/>4e 3a 53 69 6c 68 6f 75 65 74 74 65 20 43 41 4d <text:s text:c="2"/>N:Silhouette CAM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90 <text:s/>45 4f 20 33 3b <text:s text:c="35"/>EO 3;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9 02 20 00 01 01 00 c0 32 <text:s text:c="23"/>.. .....2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STRING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16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String: 39390</text:p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0 03 33 00 39 00 33 00 39 00 30 00 00 00 00 00 <text:s text:c="2"/>..3.9.3.9.0.....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CONFIGURATION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TotalLength: 3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Interfaces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onfigurationValue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Configuration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Configuration bmAttributes: 0xc0 <text:s/>SELF-POWERED <text:s/>NO REMOTE-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1... .... = Must be 1: Must be 1 for USB 1.1 and high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1.. .... = Self-Powered: This device is SELF-POWERED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0. .... = Remote Wakeup: This device does NOT support remote wakeup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ower: 50 <text:s/>(100mA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INTERFACE DESCRIPTOR (0.0): class Printe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9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Numb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AlternateSetting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Endpoints: 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Class: Printer (0x07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SubClass: 0x0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faceProtocol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Interface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EndpointAddress: 0x01 <text:s/>OUT <text:s/>Endpoint: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0001 = Endpoint Number: 0x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ENDPOINT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7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EndpointAddress: 0x82 <text:s/>IN <text:s/>Endpoint: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0010 = Endpoint Number: 0x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ttributes: 0x02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10 = Transfertype: Bulk-Transfer (0x2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MaxPacket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8"/>.... ..00 0100 0000 = Maximum Packet Size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Interval: 0</text:p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9 02 20 00 01 01 00 c0 32 09 04 00 00 02 07 01 <text:s text:c="2"/>.. .....2..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2 00 07 05 01 02 40 00 00 07 05 82 02 40 00 00 <text:s text:c="2"/>......@......@..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string" calcext:value-type="string">
            <text:p>GET DESCRIPTOR (6)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DEVICE DESCRIPTO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Length: 18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USB: 0x02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Class: Device (0x00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SubClass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DeviceProtocol: 0 (Use class code info from Interface Descriptors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MaxPacketSize0: 64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Vendor: Graphtec America, Inc. (0x0b4d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dProduct: Unknown (0x112f)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cdDevice: 0x01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Manufacturer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Product: 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iSerialNumber: 1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bNumConfigurations: 1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2 01 00 02 00 00 00 40 4d 0b 2f 11 00 01 00 00 <text:s text:c="2"/>.......@M./..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01 01 <text:s text:c="44"/>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Value: 0x0000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<text:s text:c="4"/>wIndex: 0 (0x0000)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0</text:p>
          </table:table-cell>
          <table:table-cell table:style-name="ce5" office:value-type="string" calcext:value-type="string">
            <text:p>URB_SUBMIT ('S')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CONTROL response data: 00554d414e5546414354555245523a53696c686f75657474...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3.4.0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00 55 4d 41 4e 55 46 41 43 54 55 52 45 52 3a 53 <text:s text:c="2"/>.UMANUFACTURER:S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69 6c 68 6f 75 65 74 74 65 3b 4d 4f 44 45 4c 3a <text:s text:c="2"/>ilhouette;MODEL: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60 <text:s/>43 41 4d 45 4f 20 33 3b 43 4c 41 53 53 3a 50 52 <text:s text:c="2"/>CAMEO 3;CLASS:PR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70 <text:s/>49 4e 54 45 52 3b 44 45 53 43 52 49 50 54 49 4f <text:s text:c="2"/>INTER;DESCRIPTIO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80 <text:s/>4e 3a 53 69 6c 68 6f 75 65 74 74 65 20 43 41 4d <text:s text:c="2"/>N:Silhouette CAM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90 <text:s/>45 4f 20 33 3b <text:s text:c="35"/>EO 3;</text:p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REQUEST STATUS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REQUEST STATUS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464703" calcext:value-type="float">
            <text:p>464703</text:p>
          </table:table-cell>
          <table:table-cell office:value-type="string" calcext:value-type="string">
            <text:p>QUERY VERSION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6 47 03 <text:s text:c="41"/>FG.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string" calcext:value-type="string">
            <text:p>43414d454f20332056312e35302020202003</text:p>
          </table:table-cell>
          <table:table-cell office:value-type="string" calcext:value-type="string">
            <text:p>TEXT VERSION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3 41 4d 45 4f 20 33 20 56 31 2e 35 30 20 20 20 <text:s text:c="2"/>CAMEO 3 V1.50 <text:s text:c="2"/>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20 03 <text:s text:c="45"/>.</text:p>
          </table:table-cell>
          <table:table-cell table:number-columns-repeated="1015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464703" calcext:value-type="float">
            <text:p>4647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6 47 03 <text:s text:c="41"/>FG.</text:p>
          </table:table-cell>
          <table:table-cell office:value-type="string" calcext:value-type="string">
            <text:p>REQUEST VERSION</text:p>
          </table:table-cell>
          <table:table-cell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string" calcext:value-type="string">
            <text:p>43414d454f20332056312e35302020202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3 41 4d 45 4f 20 33 20 56 31 2e 35 30 20 20 20 <text:s text:c="2"/>CAMEO 3 V1.50 <text:s text:c="2"/></text:p>
          </table:table-cell>
          <table:table-cell office:value-type="string" calcext:value-type="string">
            <text:p>TEXT VERSION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20 03 <text:s text:c="45"/>.</text:p>
          </table:table-cell>
          <table:table-cell table:number-columns-repeated="1015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REQUEST STATUS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5b03</text:p>
          </table:table-cell>
          <table:table-cell table:style-name="ce9" office:value-type="string" calcext:value-type="string">
            <text:p>Request Upper Left Coordinate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5b 03 <text:s text:c="44"/>[.</text:p>
          </table:table-cell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string" calcext:value-type="string">
            <text:p>2020202020302c2020202020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20 20 20 20 20 30 2c 20 20 20 20 20 30 03 <text:s text:c="13"/>0, <text:s text:c="4"/>0.</text:p>
          </table:table-cell>
          <table:table-cell table:style-name="ce10" office:value-type="string" calcext:value-type="string">
            <text:p>0,0</text:p>
          </table:table-cell>
          <table:table-cell table:number-columns-repeated="101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5503" calcext:value-type="float">
            <text:p>55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55 03 <text:s text:c="44"/>U.</text:p>
          </table:table-cell>
          <table:table-cell table:style-name="ce9" office:value-type="string" calcext:value-type="string">
            <text:p>Request Lower Right Coordinates?</text:p>
          </table:table-cell>
          <table:table-cell table:number-columns-repeated="101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string" calcext:value-type="string">
            <text:p>2031323230302c2020363130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20 31 32 32 30 30 2c 20 20 36 31 30 30 03 <text:s text:c="9"/>12200, <text:s/>6100.</text:p>
          </table:table-cell>
          <table:table-cell office:value-type="string" calcext:value-type="string">
            <text:p>12200,6100</text:p>
          </table:table-cell>
          <table:table-cell table:number-columns-repeated="101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46513003" calcext:value-type="float">
            <text:p>4651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6 51 30 03 <text:s text:c="38"/>FQ0.</text:p>
          </table:table-cell>
          <table:table-cell table:style-name="ce11" office:value-type="string" calcext:value-type="string">
            <text:p>New Command?</text:p>
          </table:table-cell>
          <table:table-cell table:number-columns-repeated="101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202020313003" calcext:value-type="float">
            <text:p>20202031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20 20 20 31 30 03 <text:s text:c="35"/>10.</text:p>
          </table:table-cell>
          <table:table-cell table:number-columns-repeated="101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46513203" calcext:value-type="float">
            <text:p>465132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6 51 32 03 <text:s text:c="38"/>FQ2.</text:p>
          </table:table-cell>
          <table:table-cell table:style-name="ce11" office:value-type="string" calcext:value-type="string">
            <text:p>New Command?</text:p>
          </table:table-cell>
          <table:table-cell table:number-columns-repeated="101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202020203003" calcext:value-type="float">
            <text:p>20202020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20 20 20 20 30 03 <text:s text:c="36"/>0.</text:p>
          </table:table-cell>
          <table:table-cell table:number-columns-repeated="101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5442373103" calcext:value-type="float">
            <text:p>54423731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54 42 37 31 03 <text:s text:c="35"/>TB71.</text:p>
          </table:table-cell>
          <table:table-cell table:style-name="ce11" office:value-type="string" calcext:value-type="string">
            <text:p>Old command, purpose unknown.</text:p>
          </table:table-cell>
          <table:table-cell table:number-columns-repeated="101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string" calcext:value-type="string">
            <text:p>20202020302c20202020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20 20 20 20 30 2c 20 20 20 20 30 03 <text:s text:c="18"/>0, <text:s text:c="3"/>0.</text:p>
          </table:table-cell>
          <table:table-cell table:number-columns-repeated="1015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464103" calcext:value-type="float">
            <text:p>4641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6 41 03 <text:s text:c="41"/>FA.</text:p>
          </table:table-cell>
          <table:table-cell table:style-name="ce11" office:value-type="string" calcext:value-type="string">
            <text:p>Old command, begin page definition</text:p>
          </table:table-cell>
          <table:table-cell table:number-columns-repeated="101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string" calcext:value-type="string">
            <text:p>20202020302c20202020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20 20 20 20 30 2c 20 20 20 20 30 03 <text:s text:c="18"/>0, <text:s text:c="3"/>0.</text:p>
          </table:table-cell>
          <table:table-cell table:style-name="ce11" office:value-type="string" calcext:value-type="string">
            <text:p>Upper left corner?</text:p>
          </table:table-cell>
          <table:table-cell table:number-columns-repeated="101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style-name="ce23"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54473103464e3003544235302c30035c33302c3330035a35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54 47 31 03 46 4e 30 03 54 42 35 30 2c 30 03 5c <text:s text:c="2"/>TG1.FN0.TB50,0.\</text:p>
          </table:table-cell>
          <table:table-cell office:value-type="string" calcext:value-type="string">
            <text:p>TG1</text:p>
          </table:table-cell>
          <table:table-cell table:style-name="ce11" office:value-type="string" calcext:value-type="string">
            <text:p>Unknown</text:p>
          </table:table-cell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33 30 2c 33 30 03 5a 35 35 35 38 2c 34 32 38 38 <text:s text:c="2"/>30,30.Z5558,4288</text:p>
          </table:table-cell>
          <table:table-cell office:value-type="string" calcext:value-type="string">
            <text:p>FN0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60 <text:s/>03 4a 31 03 <text:s text:c="38"/>.J1.</text:p>
          </table:table-cell>
          <table:table-cell office:value-type="string" calcext:value-type="string">
            <text:p>TB50,0</text:p>
          </table:table-cell>
          <table:table-cell table:number-columns-repeated="1014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\30,30</text:p>
          </table:table-cell>
          <table:table-cell office:value-type="string" calcext:value-type="string">
            <text:p>Write Lower Left</text:p>
          </table:table-cell>
          <table:table-cell office:value-type="string" calcext:value-type="string">
            <text:p>x,y</text:p>
          </table:table-cell>
          <table:table-cell table:number-columns-repeated="1012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Z5558,4882</text:p>
          </table:table-cell>
          <table:table-cell office:value-type="string" calcext:value-type="string">
            <text:p>Write Upper Right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One document suggested that the resolution was 50 um.</text:p>
          </table:table-cell>
          <table:table-cell table:number-columns-repeated="1011"/>
        </table:table-row>
        <table:table-row table:style-name="ro3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2131302c3103465831382c31034643302c312c310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WITCH TO PEN #1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3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21 31 30 2c 31 03 46 58 31 38 2c 31 03 46 43 30 <text:s text:c="2"/>!10,1.FX18,1.FC0</text:p>
          </table:table-cell>
          <table:table-cell office:value-type="string" calcext:value-type="string">
            <text:p>!10,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,n</text:p>
          </table:table-cell>
          <table:table-cell table:number-columns-repeated="1012"/>
        </table:table-row>
        <table:table-row table:style-name="ro3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2c 31 2c 31 03 <text:s text:c="35"/>,1,1.</text:p>
          </table:table-cell>
          <table:table-cell office:value-type="string" calcext:value-type="string">
            <text:p>FX18,1</text:p>
          </table:table-cell>
          <table:table-cell table:style-name="ce11" office:value-type="string" calcext:value-type="string">
            <text:p>SET PRESSURE TO 18 FOR PEN #1</text:p>
          </table:table-cell>
          <table:table-cell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FC0,1,1</text:p>
          </table:table-cell>
          <table:table-cell table:style-name="ce23" office:value-type="string" calcext:value-type="string">
            <text:p>CUTTER OFFSET (p,q,n)</text:p>
          </table:table-cell>
          <table:table-cell office:value-type="string" calcext:value-type="string">
            <text:p>???</text:p>
          </table:table-cell>
          <table:table-cell table:number-columns-repeated="1012"/>
        </table:table-row>
        <table:table-row table:style-name="ro3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4645302c31034646302c302c3103</text:p>
          </table:table-cell>
          <table:table-cell office:value-type="string" calcext:value-type="string">
            <text:p>FE0,1</text:p>
          </table:table-cell>
          <table:table-cell table:style-name="ce11" office:value-type="string" calcext:value-type="string">
            <text:p>Unknown <text:span text:style-name="T1">FOR PEN #1</text:span></text:p>
          </table:table-cell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N650]*2" office:value-type="float" office:value="4" calcext:value-type="float">
            <text:p>4</text:p>
          </table:table-cell>
          <table:table-cell table:formula="of:=[.O650]*2" office:value-type="float" office:value="8" calcext:value-type="float">
            <text:p>8</text:p>
          </table:table-cell>
          <table:table-cell table:formula="of:=[.P650]*2" office:value-type="float" office:value="16" calcext:value-type="float">
            <text:p>16</text:p>
          </table:table-cell>
          <table:table-cell table:formula="of:=[.Q650]*2" office:value-type="float" office:value="32" calcext:value-type="float">
            <text:p>32</text:p>
          </table:table-cell>
          <table:table-cell table:formula="of:=[.R650]*2" office:value-type="float" office:value="64" calcext:value-type="float">
            <text:p>64</text:p>
          </table:table-cell>
          <table:table-cell table:formula="of:=[.S650]*2" office:value-type="float" office:value="128" calcext:value-type="float">
            <text:p>128</text:p>
          </table:table-cell>
          <table:table-cell table:formula="of:=[.T650]*2" office:value-type="float" office:value="256" calcext:value-type="float">
            <text:p>256</text:p>
          </table:table-cell>
          <table:table-cell table:formula="of:=[.U650]*2" office:value-type="float" office:value="512" calcext:value-type="float">
            <text:p>512</text:p>
          </table:table-cell>
          <table:table-cell table:formula="of:=[.V650]*2" office:value-type="float" office:value="1024" calcext:value-type="float">
            <text:p>1024</text:p>
          </table:table-cell>
          <table:table-cell table:formula="of:=[.W650]*2" office:value-type="float" office:value="2048" calcext:value-type="float">
            <text:p>2048</text:p>
          </table:table-cell>
          <table:table-cell table:formula="of:=[.X650]*2" office:value-type="float" office:value="4096" calcext:value-type="float">
            <text:p>4096</text:p>
          </table:table-cell>
          <table:table-cell table:formula="of:=[.Y650]*2" office:value-type="float" office:value="8192" calcext:value-type="float">
            <text:p>8192</text:p>
          </table:table-cell>
          <table:table-cell table:formula="of:=[.Z650]*2" office:value-type="float" office:value="16384" calcext:value-type="float">
            <text:p>16384</text:p>
          </table:table-cell>
          <table:table-cell table:formula="of:=[.AA650]*2" office:value-type="float" office:value="32768" calcext:value-type="float">
            <text:p>32768</text:p>
          </table:table-cell>
          <table:table-cell table:formula="of:=[.AB650]*2" office:value-type="float" office:value="65536" calcext:value-type="float">
            <text:p>65536</text:p>
          </table:table-cell>
          <table:table-cell table:formula="of:=[.AC650]*2" office:value-type="float" office:value="131072" calcext:value-type="float">
            <text:p>131072</text:p>
          </table:table-cell>
          <table:table-cell table:formula="of:=[.AD650]*2" office:value-type="float" office:value="262144" calcext:value-type="float">
            <text:p>262144</text:p>
          </table:table-cell>
          <table:table-cell table:formula="of:=[.AE650]*2" office:value-type="float" office:value="524288" calcext:value-type="float">
            <text:p>524288</text:p>
          </table:table-cell>
          <table:table-cell table:formula="of:=[.AF650]*2" office:value-type="float" office:value="1048576" calcext:value-type="float">
            <text:p>1048576</text:p>
          </table:table-cell>
          <table:table-cell table:number-columns-repeated="991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6 45 30 2c 31 03 46 46 30 2c 30 2c 31 03 <text:s text:c="8"/>FE0,1.FF0,0,1.</text:p>
          </table:table-cell>
          <table:table-cell office:value-type="string" calcext:value-type="string">
            <text:p>FF0,0,1</text:p>
          </table:table-cell>
          <table:table-cell table:style-name="ce11" office:value-type="string" calcext:value-type="string">
            <text:p>Unknown <text:span text:style-name="T1">FOR PEN #1</text:span></text:p>
          </table:table-cell>
          <table:table-cell office:value-type="string" calcext:value-type="string">
            <text:p>???</text:p>
          </table:table-cell>
          <table:table-cell table:number-columns-repeated="1012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3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4d3736322c37363203</text:p>
          </table:table-cell>
          <table:table-cell table:number-columns-repeated="3"/>
          <table:table-cell table:formula="of:=HEX2OCT([.M669])" office:value-type="string" office:string-value="350" calcext:value-type="string">
            <text:p>350</text:p>
          </table:table-cell>
          <table:table-cell table:formula="of:=HEX2OCT([.N669])" office:value-type="string" office:string-value="41" calcext:value-type="string">
            <text:p>41</text:p>
          </table:table-cell>
          <table:table-cell table:formula="of:=HEX2OCT([.O669])" office:value-type="string" office:string-value="220" calcext:value-type="string">
            <text:p>220</text:p>
          </table:table-cell>
          <table:table-cell table:formula="of:=HEX2OCT([.P669])" office:value-type="string" office:string-value="214" calcext:value-type="string">
            <text:p>214</text:p>
          </table:table-cell>
          <table:table-cell table:formula="of:=HEX2OCT([.Q669])" office:value-type="string" office:string-value="361" calcext:value-type="string">
            <text:p>361</text:p>
          </table:table-cell>
          <table:table-cell table:formula="of:=HEX2OCT([.R669])" office:value-type="string" office:string-value="261" calcext:value-type="string">
            <text:p>261</text:p>
          </table:table-cell>
          <table:table-cell table:formula="of:=HEX2OCT([.S669])" office:value-type="string" office:string-value="160" calcext:value-type="string">
            <text:p>160</text:p>
          </table:table-cell>
          <table:table-cell table:formula="of:=HEX2OCT([.T669])" office:value-type="string" office:string-value="375" calcext:value-type="string">
            <text:p>375</text:p>
          </table:table-cell>
          <table:table-cell table:formula="of:=HEX2OCT([.U669])" office:value-type="string" office:string-value="217" calcext:value-type="string">
            <text:p>217</text:p>
          </table:table-cell>
          <table:table-cell table:formula="of:=HEX2OCT([.V669])" office:value-type="string" office:string-value="314" calcext:value-type="string">
            <text:p>314</text:p>
          </table:table-cell>
          <table:table-cell table:formula="of:=HEX2OCT([.W669])" office:value-type="string" office:string-value="55" calcext:value-type="string">
            <text:p>55</text:p>
          </table:table-cell>
          <table:table-cell table:formula="of:=HEX2OCT([.X669])" office:value-type="string" office:string-value="156" calcext:value-type="string">
            <text:p>156</text:p>
          </table:table-cell>
          <table:table-cell table:formula="of:=HEX2OCT([.Y669])" office:value-type="string" office:string-value="220" calcext:value-type="string">
            <text:p>220</text:p>
          </table:table-cell>
          <table:table-cell table:formula="of:=HEX2OCT([.Z669])" office:value-type="string" office:string-value="220" calcext:value-type="string">
            <text:p>220</text:p>
          </table:table-cell>
          <table:table-cell table:number-columns-repeated="998"/>
        </table:table-row>
        <table:table-row table:style-name="ro4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d 37 36 32 2c 37 36 32 03 <text:s text:c="23"/>M762,762.</text:p>
          </table:table-cell>
          <table:table-cell office:value-type="string" calcext:value-type="string">
            <text:p>M762,762</text:p>
          </table:table-cell>
          <table:table-cell table:style-name="ce25" office:value-type="string" calcext:value-type="string">
            <text:p>MOVE TO 763x762; almost has to be move to the top left corner of the first square.</text:p>
          </table:table-cell>
          <table:table-cell/>
          <table:table-cell table:formula="of:=HEX2DEC([.M669])" office:value-type="float" office:value="232" calcext:value-type="float">
            <text:p>232</text:p>
          </table:table-cell>
          <table:table-cell table:formula="of:=HEX2DEC([.N669])" office:value-type="float" office:value="33" calcext:value-type="float">
            <text:p>33</text:p>
          </table:table-cell>
          <table:table-cell table:formula="of:=HEX2DEC([.O669])" office:value-type="float" office:value="144" calcext:value-type="float">
            <text:p>144</text:p>
          </table:table-cell>
          <table:table-cell table:formula="of:=HEX2DEC([.P669])" office:value-type="float" office:value="140" calcext:value-type="float">
            <text:p>140</text:p>
          </table:table-cell>
          <table:table-cell table:formula="of:=HEX2DEC([.Q669])" office:value-type="float" office:value="241" calcext:value-type="float">
            <text:p>241</text:p>
          </table:table-cell>
          <table:table-cell table:formula="of:=HEX2DEC([.R669])" office:value-type="float" office:value="177" calcext:value-type="float">
            <text:p>177</text:p>
          </table:table-cell>
          <table:table-cell table:formula="of:=HEX2DEC([.S669])" office:value-type="float" office:value="112" calcext:value-type="float">
            <text:p>112</text:p>
          </table:table-cell>
          <table:table-cell table:formula="of:=HEX2DEC([.T669])" office:value-type="float" office:value="253" calcext:value-type="float">
            <text:p>253</text:p>
          </table:table-cell>
          <table:table-cell table:formula="of:=HEX2DEC([.U669])" office:value-type="float" office:value="143" calcext:value-type="float">
            <text:p>143</text:p>
          </table:table-cell>
          <table:table-cell table:formula="of:=HEX2DEC([.V669])" office:value-type="float" office:value="204" calcext:value-type="float">
            <text:p>204</text:p>
          </table:table-cell>
          <table:table-cell table:formula="of:=HEX2DEC([.W669])" office:value-type="float" office:value="45" calcext:value-type="float">
            <text:p>45</text:p>
          </table:table-cell>
          <table:table-cell table:formula="of:=HEX2DEC([.X669])" office:value-type="float" office:value="110" calcext:value-type="float">
            <text:p>110</text:p>
          </table:table-cell>
          <table:table-cell table:formula="of:=HEX2DEC([.Y669])" office:value-type="float" office:value="144" calcext:value-type="float">
            <text:p>144</text:p>
          </table:table-cell>
          <table:table-cell table:formula="of:=HEX2DEC([.Z669])"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3"/>
          <table:table-cell table:formula="of:=COM.MICROSOFT.CONCAT([.M667:.Z667])" office:value-type="string" office:string-value="1110100010000110010000100011001111000110110001111000011111101100011111100110010110111011101001000010010000" calcext:value-type="string">
            <text:p>1110100010000110010000100011001111000110110001111000011111101100011111100110010110111011101001000010010000</text:p>
          </table:table-cell>
          <table:table-cell table:number-columns-repeated="101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3"/>
          <table:table-cell table:formula="of:=HEX2BIN([.M669])" office:value-type="string" office:string-value="11101000" calcext:value-type="string">
            <text:p>11101000</text:p>
          </table:table-cell>
          <table:table-cell table:formula="of:=HEX2BIN([.N669])" office:value-type="string" office:string-value="100001" calcext:value-type="string">
            <text:p>100001</text:p>
          </table:table-cell>
          <table:table-cell table:formula="of:=HEX2BIN([.O669])" office:value-type="string" office:string-value="10010000" calcext:value-type="string">
            <text:p>10010000</text:p>
          </table:table-cell>
          <table:table-cell table:formula="of:=HEX2BIN([.P669])" office:value-type="string" office:string-value="10001100" calcext:value-type="string">
            <text:p>10001100</text:p>
          </table:table-cell>
          <table:table-cell table:formula="of:=HEX2BIN([.Q669])" office:value-type="string" office:string-value="11110001" calcext:value-type="string">
            <text:p>11110001</text:p>
          </table:table-cell>
          <table:table-cell table:formula="of:=HEX2BIN([.R669])" office:value-type="string" office:string-value="10110001" calcext:value-type="string">
            <text:p>10110001</text:p>
          </table:table-cell>
          <table:table-cell table:formula="of:=HEX2BIN([.S669])" office:value-type="string" office:string-value="1110000" calcext:value-type="string">
            <text:p>1110000</text:p>
          </table:table-cell>
          <table:table-cell table:formula="of:=HEX2BIN([.T669])" office:value-type="string" office:string-value="11111101" calcext:value-type="string">
            <text:p>11111101</text:p>
          </table:table-cell>
          <table:table-cell table:formula="of:=HEX2BIN([.U669])" office:value-type="string" office:string-value="10001111" calcext:value-type="string">
            <text:p>10001111</text:p>
          </table:table-cell>
          <table:table-cell table:formula="of:=HEX2BIN([.V669])" office:value-type="string" office:string-value="11001100" calcext:value-type="string">
            <text:p>11001100</text:p>
          </table:table-cell>
          <table:table-cell table:formula="of:=HEX2BIN([.W669])" office:value-type="string" office:string-value="101101" calcext:value-type="string">
            <text:p>101101</text:p>
          </table:table-cell>
          <table:table-cell table:formula="of:=HEX2BIN([.X669])" office:value-type="string" office:string-value="1101110" calcext:value-type="string">
            <text:p>1101110</text:p>
          </table:table-cell>
          <table:table-cell table:formula="of:=HEX2BIN([.Y669])" office:value-type="string" office:string-value="10010000" calcext:value-type="string">
            <text:p>10010000</text:p>
          </table:table-cell>
          <table:table-cell table:formula="of:=HEX2BIN([.Z669])" office:value-type="string" office:string-value="10010000" calcext:value-type="string">
            <text:p>10010000</text:p>
          </table:table-cell>
          <table:table-cell table:number-columns-repeated="998"/>
        </table:table-row>
        <table:table-row table:style-name="ro3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424532e821908cf1b170fd8fcc2d6e03</text:p>
          </table:table-cell>
          <table:table-cell table:number-columns-repeated="3"/>
          <table:table-cell table:style-name="ce27" table:formula="of:=HEX2DEC([.M669])&gt;=128" office:value-type="boolean" office:boolean-value="true" calcext:value-type="boolean">
            <text:p>TRUE</text:p>
          </table:table-cell>
          <table:table-cell table:style-name="ce27" table:formula="of:=HEX2DEC([.N669])&gt;=128" office:value-type="boolean" office:boolean-value="false" calcext:value-type="boolean">
            <text:p>FALSE</text:p>
          </table:table-cell>
          <table:table-cell table:style-name="ce27" table:formula="of:=HEX2DEC([.O669])&gt;=128" office:value-type="boolean" office:boolean-value="true" calcext:value-type="boolean">
            <text:p>TRUE</text:p>
          </table:table-cell>
          <table:table-cell table:style-name="ce27" table:formula="of:=HEX2DEC([.P669])&gt;=128" office:value-type="boolean" office:boolean-value="true" calcext:value-type="boolean">
            <text:p>TRUE</text:p>
          </table:table-cell>
          <table:table-cell table:style-name="ce27" table:formula="of:=HEX2DEC([.Q669])&gt;=128" office:value-type="boolean" office:boolean-value="true" calcext:value-type="boolean">
            <text:p>TRUE</text:p>
          </table:table-cell>
          <table:table-cell table:style-name="ce27" table:formula="of:=HEX2DEC([.R669])&gt;=128" office:value-type="boolean" office:boolean-value="true" calcext:value-type="boolean">
            <text:p>TRUE</text:p>
          </table:table-cell>
          <table:table-cell table:style-name="ce27" table:formula="of:=HEX2DEC([.S669])&gt;=128" office:value-type="boolean" office:boolean-value="false" calcext:value-type="boolean">
            <text:p>FALSE</text:p>
          </table:table-cell>
          <table:table-cell table:style-name="ce27" table:formula="of:=HEX2DEC([.T669])&gt;=128" office:value-type="boolean" office:boolean-value="true" calcext:value-type="boolean">
            <text:p>TRUE</text:p>
          </table:table-cell>
          <table:table-cell table:style-name="ce27" table:formula="of:=HEX2DEC([.U669])&gt;=128" office:value-type="boolean" office:boolean-value="true" calcext:value-type="boolean">
            <text:p>TRUE</text:p>
          </table:table-cell>
          <table:table-cell table:style-name="ce27" table:formula="of:=HEX2DEC([.V669])&gt;=128" office:value-type="boolean" office:boolean-value="true" calcext:value-type="boolean">
            <text:p>TRUE</text:p>
          </table:table-cell>
          <table:table-cell table:style-name="ce27" table:formula="of:=HEX2DEC([.W669])&gt;=128" office:value-type="boolean" office:boolean-value="false" calcext:value-type="boolean">
            <text:p>FALSE</text:p>
          </table:table-cell>
          <table:table-cell table:style-name="ce27" table:formula="of:=HEX2DEC([.X669])&gt;=128" office:value-type="boolean" office:boolean-value="false" calcext:value-type="boolean">
            <text:p>FALSE</text:p>
          </table:table-cell>
          <table:table-cell table:style-name="ce27" table:formula="of:=HEX2DEC([.Y669])&gt;=128" office:value-type="boolean" office:boolean-value="true" calcext:value-type="boolean">
            <text:p>TRUE</text:p>
          </table:table-cell>
          <table:table-cell table:style-name="ce27" table:formula="of:=HEX2DEC([.Z669])&gt;=128" office:value-type="boolean" office:boolean-value="true" calcext:value-type="boolean">
            <text:p>TRUE</text:p>
          </table:table-cell>
          <table:table-cell table:number-columns-repeated="998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2 45 32 e8 21 90 8c f1 b1 70 fd 8f cc 2d 6e 03 <text:s text:c="2"/>BE2.!....p...-n.</text:p>
          </table:table-cell>
          <table:table-cell office:value-type="string" calcext:value-type="string">
            <text:p>BE2 e8 21 90 8c f1 b1 70 fd 8f cc 2d 6e</text:p>
          </table:table-cell>
          <table:table-cell table:style-name="ce24" office:value-type="string" calcext:value-type="string" table:number-columns-spanned="1" table:number-rows-spanned="4">
            <text:p>This appears to have taken the place of the ‘Draw’ command in earlier versions. <text:s/>It’s obviously ‘relative’, because the exact same sequence is used for the second square.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8f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6e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/>
          <table:covered-table-cell/>
          <table:table-cell/>
          <table:table-cell table:formula="of:=HEX2DEC(IF([.M$668];COM.MICROSOFT.CONCAT(&quot;FFFFFFFF&quot;;[.M669]);[.M669]))" office:value-type="float" office:value="-24" calcext:value-type="float">
            <text:p>-24</text:p>
          </table:table-cell>
          <table:table-cell table:formula="of:=HEX2DEC(IF([.N$668];COM.MICROSOFT.CONCAT(&quot;FFFFFFFF&quot;;[.N669]);[.N669]))" office:value-type="float" office:value="33" calcext:value-type="float">
            <text:p>33</text:p>
          </table:table-cell>
          <table:table-cell table:formula="of:=HEX2DEC(IF([.O$668];COM.MICROSOFT.CONCAT(&quot;FFFFFFFF&quot;;[.O669]);[.O669]))" office:value-type="float" office:value="-112" calcext:value-type="float">
            <text:p>-112</text:p>
          </table:table-cell>
          <table:table-cell table:formula="of:=HEX2DEC(IF([.P$668];COM.MICROSOFT.CONCAT(&quot;FFFFFFFF&quot;;[.P669]);[.P669]))" office:value-type="float" office:value="-116" calcext:value-type="float">
            <text:p>-116</text:p>
          </table:table-cell>
          <table:table-cell table:formula="of:=HEX2DEC(IF([.Q$668];COM.MICROSOFT.CONCAT(&quot;FFFFFFFF&quot;;[.Q669]);[.Q669]))" office:value-type="float" office:value="-15" calcext:value-type="float">
            <text:p>-15</text:p>
          </table:table-cell>
          <table:table-cell table:formula="of:=HEX2DEC(IF([.R$668];COM.MICROSOFT.CONCAT(&quot;FFFFFFFF&quot;;[.R669]);[.R669]))" office:value-type="float" office:value="-79" calcext:value-type="float">
            <text:p>-79</text:p>
          </table:table-cell>
          <table:table-cell table:formula="of:=HEX2DEC(IF([.S$668];COM.MICROSOFT.CONCAT(&quot;FFFFFFFF&quot;;[.S669]);[.S669]))" office:value-type="float" office:value="112" calcext:value-type="float">
            <text:p>112</text:p>
          </table:table-cell>
          <table:table-cell table:formula="of:=HEX2DEC(IF([.T$668];COM.MICROSOFT.CONCAT(&quot;FFFFFFFF&quot;;[.T669]);[.T669]))" office:value-type="float" office:value="-3" calcext:value-type="float">
            <text:p>-3</text:p>
          </table:table-cell>
          <table:table-cell table:formula="of:=HEX2DEC(IF([.U$668];COM.MICROSOFT.CONCAT(&quot;FFFFFFFF&quot;;[.U669]);[.U669]))" office:value-type="float" office:value="-113" calcext:value-type="float">
            <text:p>-113</text:p>
          </table:table-cell>
          <table:table-cell table:formula="of:=HEX2DEC(IF([.V$668];COM.MICROSOFT.CONCAT(&quot;FFFFFFFF&quot;;[.V669]);[.V669]))" office:value-type="float" office:value="-52" calcext:value-type="float">
            <text:p>-52</text:p>
          </table:table-cell>
          <table:table-cell table:formula="of:=HEX2DEC(IF([.W$668];COM.MICROSOFT.CONCAT(&quot;FFFFFFFF&quot;;[.W669]);[.W669]))" office:value-type="float" office:value="45" calcext:value-type="float">
            <text:p>45</text:p>
          </table:table-cell>
          <table:table-cell table:formula="of:=HEX2DEC(IF([.X$668];COM.MICROSOFT.CONCAT(&quot;FFFFFFFF&quot;;[.X669]);[.X669]))" office:value-type="float" office:value="110" calcext:value-type="float">
            <text:p>110</text:p>
          </table:table-cell>
          <table:table-cell table:formula="of:=HEX2DEC(IF([.Y$668];COM.MICROSOFT.CONCAT(&quot;FFFFFFFF&quot;;[.Y669]);[.Y669]))" office:value-type="float" office:value="-112" calcext:value-type="float">
            <text:p>-112</text:p>
          </table:table-cell>
          <table:table-cell table:formula="of:=HEX2DEC(IF([.Z$668];COM.MICROSOFT.CONCAT(&quot;FFFFFFFF&quot;;[.Z669]);[.Z669]))" office:value-type="float" office:value="-112" calcext:value-type="float">
            <text:p>-112</text:p>
          </table:table-cell>
          <table:table-cell table:number-columns-repeated="998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424531909003" calcext:value-type="float">
            <text:p>424531909003</text:p>
          </table:table-cell>
          <table:table-cell/>
          <table:covered-table-cell/>
          <table:table-cell/>
          <table:table-cell table:style-name="ce3" table:formula="of:=CONCATENATE([.M669];[.N669])" office:value-type="string" office:string-value="e821" calcext:value-type="string">
            <text:p>e821</text:p>
          </table:table-cell>
          <table:table-cell table:style-name="ce3"/>
          <table:table-cell table:style-name="ce3" table:formula="of:=CONCATENATE([.O669];[.P669])" office:value-type="string" office:string-value="908c" calcext:value-type="string">
            <text:p>908c</text:p>
          </table:table-cell>
          <table:table-cell table:style-name="ce3"/>
          <table:table-cell table:style-name="ce3" table:formula="of:=CONCATENATE([.Q669];[.R669])" office:value-type="string" office:string-value="f1b1" calcext:value-type="string">
            <text:p>f1b1</text:p>
          </table:table-cell>
          <table:table-cell table:style-name="ce3"/>
          <table:table-cell table:style-name="ce3" table:formula="of:=CONCATENATE([.S669];[.T669])" office:value-type="string" office:string-value="70fd" calcext:value-type="string">
            <text:p>70fd</text:p>
          </table:table-cell>
          <table:table-cell table:style-name="ce3"/>
          <table:table-cell table:style-name="ce3" table:formula="of:=CONCATENATE([.U669];[.V669])" office:value-type="string" office:string-value="8fcc" calcext:value-type="string">
            <text:p>8fcc</text:p>
          </table:table-cell>
          <table:table-cell table:style-name="ce3"/>
          <table:table-cell table:style-name="ce3" table:formula="of:=CONCATENATE([.W669];[.X669])" office:value-type="string" office:string-value="2d6e" calcext:value-type="string">
            <text:p>2d6e</text:p>
          </table:table-cell>
          <table:table-cell table:style-name="ce3"/>
          <table:table-cell table:style-name="ce3" table:formula="of:=CONCATENATE([.Y669];[.Z669])" office:value-type="string" office:string-value="9090" calcext:value-type="string">
            <text:p>9090</text:p>
          </table:table-cell>
          <table:table-cell table:style-name="ce3"/>
          <table:table-cell table:number-columns-repeated="998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2 45 31 90 90 03 <text:s text:c="32"/>BE1...</text:p>
          </table:table-cell>
          <table:table-cell office:value-type="string" calcext:value-type="string">
            <text:p>BE1 90 90</text:p>
          </table:table-cell>
          <table:covered-table-cell/>
          <table:table-cell/>
          <table:table-cell table:formula="of:=HEX2DEC(IF([.M$668];COM.MICROSOFT.CONCAT(&quot;FFFFFF&quot;;[.M671]);[.M671]))" office:value-type="float" office:value="-6111" calcext:value-type="float">
            <text:p>-6111</text:p>
          </table:table-cell>
          <table:table-cell/>
          <table:table-cell table:formula="of:=HEX2DEC(IF([.O$668];COM.MICROSOFT.CONCAT(&quot;FFFFFF&quot;;[.O671]);[.O671]))" office:value-type="float" office:value="-28532" calcext:value-type="float">
            <text:p>-28532</text:p>
          </table:table-cell>
          <table:table-cell/>
          <table:table-cell table:formula="of:=HEX2DEC(IF([.Q$668];COM.MICROSOFT.CONCAT(&quot;FFFFFF&quot;;[.Q671]);[.Q671]))" office:value-type="float" office:value="-3663" calcext:value-type="float">
            <text:p>-3663</text:p>
          </table:table-cell>
          <table:table-cell/>
          <table:table-cell table:formula="of:=HEX2DEC(IF([.S$668];COM.MICROSOFT.CONCAT(&quot;FFFFFF&quot;;[.S671]);[.S671]))" office:value-type="float" office:value="28925" calcext:value-type="float">
            <text:p>28925</text:p>
          </table:table-cell>
          <table:table-cell/>
          <table:table-cell table:formula="of:=HEX2DEC(IF([.U$668];COM.MICROSOFT.CONCAT(&quot;FFFFFF&quot;;[.U671]);[.U671]))" office:value-type="float" office:value="-28724" calcext:value-type="float">
            <text:p>-28724</text:p>
          </table:table-cell>
          <table:table-cell/>
          <table:table-cell table:formula="of:=HEX2DEC(IF([.W$668];COM.MICROSOFT.CONCAT(&quot;FFFFFF&quot;;[.W671]);[.W671]))" office:value-type="float" office:value="11630" calcext:value-type="float">
            <text:p>11630</text:p>
          </table:table-cell>
          <table:table-cell/>
          <table:table-cell table:formula="of:=HEX2DEC(IF([.Y$668];COM.MICROSOFT.CONCAT(&quot;FFFFFF&quot;;[.Y671]);[.Y671]))" office:value-type="float" office:value="-28528" calcext:value-type="float">
            <text:p>-28528</text:p>
          </table:table-cell>
          <table:table-cell table:number-columns-repeated="99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3"/>
          <table:table-cell table:formula="of:=COM.MICROSOFT.CONCAT([.M669:.O669])" office:value-type="string" office:string-value="e82190" calcext:value-type="string">
            <text:p>e82190</text:p>
          </table:table-cell>
          <table:table-cell table:number-columns-repeated="2"/>
          <table:table-cell table:formula="of:=COM.MICROSOFT.CONCAT([.P669:.R669])" office:value-type="string" office:string-value="8cf1b1" calcext:value-type="string">
            <text:p>8cf1b1</text:p>
          </table:table-cell>
          <table:table-cell table:number-columns-repeated="2"/>
          <table:table-cell table:formula="of:=COM.MICROSOFT.CONCAT([.S669:.U669])" office:value-type="string" office:string-value="70fd8f" calcext:value-type="string">
            <text:p>70fd8f</text:p>
          </table:table-cell>
          <table:table-cell table:number-columns-repeated="2"/>
          <table:table-cell table:formula="of:=COM.MICROSOFT.CONCAT([.V669:.X669])" office:value-type="string" office:string-value="cc2d6e" calcext:value-type="string">
            <text:p>cc2d6e</text:p>
          </table:table-cell>
          <table:table-cell table:number-columns-repeated="2"/>
          <table:table-cell table:formula="of:=COM.MICROSOFT.CONCAT([.Y669:.AA669])" office:value-type="string" office:string-value="9090" calcext:value-type="string">
            <text:p>9090</text:p>
          </table:table-cell>
          <table:table-cell table:number-columns-repeated="999"/>
        </table:table-row>
        <table:table-row table:style-name="ro3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2"/>
          <table:table-cell table:formula="of:=HEX2DEC(IF([.M$668];COM.MICROSOFT.CONCAT(&quot;FFFF&quot;;[.M673]);[.M673]))" office:value-type="float" office:value="-1564272" calcext:value-type="float">
            <text:p>-1564272</text:p>
          </table:table-cell>
          <table:table-cell table:number-columns-repeated="2"/>
          <table:table-cell table:formula="of:=HEX2DEC(IF([.P$668];COM.MICROSOFT.CONCAT(&quot;FFFF&quot;;[.P673]);[.P673]))" office:value-type="float" office:value="-7540303" calcext:value-type="float">
            <text:p>-7540303</text:p>
          </table:table-cell>
          <table:table-cell table:number-columns-repeated="2"/>
          <table:table-cell table:formula="of:=HEX2DEC(IF([.S$668];COM.MICROSOFT.CONCAT(&quot;FFFF&quot;;[.S673]);[.S673]))" office:value-type="float" office:value="7404943" calcext:value-type="float">
            <text:p>7404943</text:p>
          </table:table-cell>
          <table:table-cell table:number-columns-repeated="2"/>
          <table:table-cell table:formula="of:=HEX2DEC(IF([.V$668];COM.MICROSOFT.CONCAT(&quot;FFFF&quot;;[.V673]);[.V673]))" office:value-type="float" office:value="-3396242" calcext:value-type="float">
            <text:p>-3396242</text:p>
          </table:table-cell>
          <table:table-cell table:number-columns-repeated="1002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office:value-type="string" calcext:value-type="string">
            <text:p>MOVING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2" table:visibility="collapse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 table:visibility="collapse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office:value-type="string" calcext:value-type="string">
            <text:p>MOVING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2" table:visibility="collapse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 table:visibility="collapse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office:value-type="string" calcext:value-type="string">
            <text:p>MOVING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office:value-type="string" calcext:value-type="string">
            <text:p>MOVING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 table:visibility="collapse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 table:visibility="collapse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 table:visibility="collapse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 table:visibility="collapse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 table:visibility="collapse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4c30034a32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c 30 03 4a 32 03 <text:s text:c="32"/>L0.J2.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LINE TYPE</text:p>
          </table:table-cell>
          <table:table-cell table:number-columns-repeated="101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J2</text:p>
          </table:table-cell>
          <table:table-cell office:value-type="string" calcext:value-type="string">
            <text:p>NEW PEN #2</text:p>
          </table:table-cell>
          <table:table-cell table:number-columns-repeated="1013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!10,2</text:p>
          </table:table-cell>
          <table:table-cell office:value-type="string" calcext:value-type="string">
            <text:p>SPEED</text:p>
          </table:table-cell>
          <table:table-cell table:number-columns-repeated="101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2131302c3203465831382c32034643302c312c3203464530...</text:p>
          </table:table-cell>
          <table:table-cell office:value-type="string" calcext:value-type="string">
            <text:p>FX18,2</text:p>
          </table:table-cell>
          <table:table-cell office:value-type="string" calcext:value-type="string">
            <text:p>SET PRESSURE TO 18 FOR PEN #2</text:p>
          </table:table-cell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21 31 30 2c 32 03 46 58 31 38 2c 32 03 46 43 30 <text:s text:c="2"/>!10,2.FX18,2.FC0</text:p>
          </table:table-cell>
          <table:table-cell office:value-type="string" calcext:value-type="string">
            <text:p>FC0,1,2</text:p>
          </table:table-cell>
          <table:table-cell table:style-name="ce11" office:value-type="string" calcext:value-type="string">
            <text:p><text:span text:style-name="T1">Cutter Offset p,q (0,1)</text:span> <text:span text:style-name="T1">FOR PEN #2</text:span></text:p>
          </table:table-cell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2c 31 2c 32 03 46 45 30 2c 32 03 46 46 30 2c 30 <text:s text:c="2"/>,1,2.FE0,2.FF0,0</text:p>
          </table:table-cell>
          <table:table-cell office:value-type="string" calcext:value-type="string">
            <text:p>FE0,2</text:p>
          </table:table-cell>
          <table:table-cell table:style-name="ce11" office:value-type="string" calcext:value-type="string">
            <text:p>Unknown <text:span text:style-name="T1">FOR PEN #2</text:span></text:p>
          </table:table-cell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60 <text:s/>2c 32 03 <text:s text:c="41"/>,2.</text:p>
          </table:table-cell>
          <table:table-cell office:value-type="string" calcext:value-type="string">
            <text:p>FF0,0,2</text:p>
          </table:table-cell>
          <table:table-cell table:style-name="ce11" office:value-type="string" calcext:value-type="string">
            <text:p>Unknown <text:span text:style-name="T1">FOR PEN #2</text:span></text:p>
          </table:table-cell>
          <table:table-cell table:number-columns-repeated="101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office:value-type="string" calcext:value-type="string">
            <text:p>MOVING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office:value-type="string" calcext:value-type="string">
            <text:p>MOVING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4d3736322c3137373803</text:p>
          </table:table-cell>
          <table:table-cell table:number-columns-repeated="1015"/>
        </table:table-row>
        <table:table-row table:style-name="ro5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d 37 36 32 2c 31 37 37 38 03 <text:s text:c="20"/>M762,1778.</text:p>
          </table:table-cell>
          <table:table-cell office:value-type="string" calcext:value-type="string">
            <text:p>M762,1778</text:p>
          </table:table-cell>
          <table:table-cell table:style-name="ce26" office:value-type="string" calcext:value-type="string">
            <text:p>MOVE TO 763x1778; almost has to be move to the top left corner of the second square.</text:p>
          </table:table-cell>
          <table:table-cell table:number-columns-repeated="1013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BE2 e8 21 90 8c f1 b1 70 fd 8f cc 2d 6e</text:p>
          </table:table-cell>
          <table:table-cell table:style-name="ce24" office:value-type="string" calcext:value-type="string" table:number-columns-spanned="1" table:number-rows-spanned="2">
            <text:p>This appears to have taken the place of the ‘Draw’ command in earlier versions.</text:p>
          </table:table-cell>
          <table:table-cell table:number-columns-repeated="1013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BE1 90 90</text:p>
          </table:table-cell>
          <table:covered-table-cell/>
          <table:table-cell table:number-columns-repeated="101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424532e821908cf1b170fd8fcc2d6e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2 45 32 e8 21 90 8c f1 b1 70 fd 8f cc 2d 6e 03 <text:s text:c="2"/>BE2.!....p...-n.</text:p>
          </table:table-cell>
          <table:table-cell table:number-columns-repeated="1015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float" office:value="424531909003" calcext:value-type="float">
            <text:p>424531909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2 45 31 90 90 03 <text:s text:c="32"/>BE1...</text:p>
          </table:table-cell>
          <table:table-cell table:number-columns-repeated="1015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office:value-type="string" calcext:value-type="string">
            <text:p>MOVING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office:value-type="string" calcext:value-type="string">
            <text:p>MOVING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EADY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STATUS?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office:value-type="string" calcext:value-type="string">
            <text:p>RA</text:p>
          </table:table-cell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4c30035c302c30034d302c30034a3003464e300354423530...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4c 30 03 5c 30 2c 30 03 4d 30 2c 30 03 4a 30 03 <text:s text:c="2"/>L0.\0,0.M0,0.J0.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LINE TYPE</text:p>
          </table:table-cell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50 <text:s/>46 4e 30 03 54 42 35 30 2c 30 03 <text:s text:c="17"/>FN0.TB50,0.</text:p>
          </table:table-cell>
          <table:table-cell office:value-type="string" calcext:value-type="string">
            <text:p>\0,0</text:p>
          </table:table-cell>
          <table:table-cell office:value-type="string" calcext:value-type="string">
            <text:p>WRITE LOWER LEFT</text:p>
          </table:table-cell>
          <table:table-cell table:number-columns-repeated="1013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M0,0</text:p>
          </table:table-cell>
          <table:table-cell office:value-type="string" calcext:value-type="string">
            <text:p>MOVE TO 0,0 Almost has to be return to start.</text:p>
          </table:table-cell>
          <table:table-cell table:number-columns-repeated="1013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office:value-type="string" calcext:value-type="string">
            <text:p>J0</text:p>
          </table:table-cell>
          <table:table-cell office:value-type="string" calcext:value-type="string">
            <text:p>NEW PEN #0 (i.e. NO PEN)</text:p>
          </table:table-cell>
          <table:table-cell table:number-columns-repeated="101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office:value-type="string" calcext:value-type="string">
            <text:p>FN0</text:p>
          </table:table-cell>
          <table:table-cell table:style-name="ce11" office:value-type="string" calcext:value-type="string">
            <text:p>Unknown</text:p>
          </table:table-cell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office:value-type="string" calcext:value-type="string">
            <text:p>TB50,0</text:p>
          </table:table-cell>
          <table:table-cell table:style-name="ce11" office:value-type="string" calcext:value-type="string">
            <text:p>Unknown</text:p>
          </table:table-cell>
          <table:table-cell table:number-columns-repeated="1013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3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table:style-name="ce24" office:value-type="string" calcext:value-type="string" table:number-columns-spanned="2" table:number-rows-spanned="4">
            <text:p>The STATUS?/MOVING combo has to be for checking whether or not the last command set has been completed. <text:s/>But the STATUS?/READY combo appears to be not only “ready for next command”, but a way to ensure that the device remains ready and in communication with the software. <text:s/>Rather like a heart beat, it appears to be exchanged even while the software is preparing the next command.</text:p>
          </table:table-cell>
          <table:covered-table-cell/>
          <table:table-cell table:number-columns-repeated="1013"/>
        </table:table-row>
        <table:table-row table:style-name="ro3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covered-table-cell table:number-columns-repeated="2"/>
          <table:table-cell table:number-columns-repeated="1013"/>
        </table:table-row>
        <table:table-row table:style-name="ro3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103" calcext:value-type="float">
            <text:p>31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1 03 <text:s text:c="44"/>1.</text:p>
          </table:table-cell>
          <table:table-cell table:number-columns-repeated="1015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1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 office:value-type="string" calcext:value-type="string">
            <text:p>1b05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1b 05 <text:s text:c="44"/>..</text:p>
          </table:table-cell>
          <table:table-cell table:number-columns-repeated="1015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3.4.1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3.4.2</text:p>
          </table:table-cell>
          <table:table-cell table:style-name="ce2" office:value-type="string" calcext:value-type="string">
            <text:p>host</text:p>
          </table:table-cell>
          <table:table-cell table:style-name="ce5" office:value-type="string" calcext:value-type="string">
            <text:p>URB_COMPLETE ('C')</text:p>
          </table:table-cell>
          <table:table-cell table:style-name="ce5"/>
          <table:table-cell table:style-name="ce2"/>
          <table:table-cell table:style-name="ce7" office:value-type="float" office:value="3003" calcext:value-type="float">
            <text:p>3003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/>
          <table:table-cell table:style-name="ce7" office:value-type="string" calcext:value-type="string">
            <text:p>0040 <text:s/>30 03 <text:s text:c="44"/>0.</text:p>
          </table:table-cell>
          <table:table-cell table:number-columns-repeated="1015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3.4.2</text:p>
          </table:table-cell>
          <table:table-cell table:style-name="ce5" office:value-type="string" calcext:value-type="string">
            <text:p>URB_SUBMIT ('S')</text:p>
          </table:table-cell>
          <table:table-cell table:style-name="ce5"/>
          <table:table-cell table:style-name="ce2"/>
          <table:table-cell table:style-name="ce7"/>
          <table:table-cell table:number-columns-repeated="1015"/>
        </table:table-row>
        <table:table-row table:style-name="ro1" table:number-rows-repeated="10476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woSquaresFromPowerUp.tshark'.A2:'TwoSquaresFromPowerUp.tshark'.I922">
            <calcext:condition calcext:apply-style-name="Accent 3" calcext:value="formula-is([.$A2]&gt;0)" calcext:base-cell-address="'TwoSquaresFromPowerUp.tshark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23:50:06.111263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1T21:52:21.733522928</dc:date>
    <meta:editing-duration>PT1H10M20S</meta:editing-duration>
    <meta:editing-cycles>3</meta:editing-cycles>
    <meta:generator>LibreOffice/6.0.3.2$Linux_X86_64 LibreOffice_project/00m0$Build-2</meta:generator>
    <meta:document-statistic meta:table-count="1" meta:cell-count="3461" meta:object-count="0"/>
  </office:meta>
</office:document-meta>
</file>